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heads_20_3" draw:marker-end-width="0.379cm" svg:stroke-linecap="round" draw:fill="none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2.754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heads_20_1" draw:marker-end-width="0.379cm" svg:stroke-linecap="round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Arrowheads_20_2" draw:marker-end-width="0.379cm" svg:stroke-linecap="round" draw:fill="none" draw:fill-color="#ffffff" draw:textarea-vertical-align="middle" fo:padding-top="0.151cm" fo:padding-bottom="0.151cm" fo:padding-left="0.276cm" fo:padding-right="0.276cm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3cm" fo:min-width="2.129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vertical-align="bottom" fo:min-height="0.6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bottom" fo:min-height="0.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2.129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106cm" svg:stroke-color="#000000" draw:marker-start="" draw:marker-start-width="0.358cm" draw:marker-start-center="false" draw:marker-end="" draw:marker-end-width="0.358cm" draw:marker-end-center="false" svg:stroke-opacity="100%" draw:stroke-linejoin="round" svg:stroke-linecap="butt" draw:fill="solid" draw:fill-color="#fffff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1" style:family="graphic" style:parent-style-name="standard">
      <style:graphic-properties draw:stroke="solid" svg:stroke-width="0.106cm" svg:stroke-color="#000000" draw:marker-start-width="0.358cm" draw:marker-end-width="0.358cm" draw:fill="solid" draw:fill-color="#ffffff" draw:opacity="100%" draw:shadow="hidden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stroke-linejoin="round" draw:fill="solid" draw:fill-color="#ffffff" draw:textarea-vertical-align="middle" fo:min-height="0.697cm" fo:padding-top="0.142cm" fo:padding-bottom="0.142cm" fo:padding-left="0.267cm" fo:padding-right="0.267cm" draw:shadow="hidden" draw:shadow-offset-x="0cm" draw:shadow-offset-y="0cm" draw:shadow-color="#ffffff" draw:shadow-opacity="100%" loext:shadow-blur="0.03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  <style:text-properties fo:font-size="9.10000038146973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fo:font-size="9.10000038146973pt" style:font-size-asian="10pt" style:font-size-complex="10pt"/>
    </style:style>
    <style:style style:name="P4" style:family="paragraph">
      <loext:graphic-properties draw:fill-color="#ffffff"/>
      <style:paragraph-properties fo:text-align="center"/>
      <style:text-properties fo:font-weight="normal"/>
    </style:style>
    <style:style style:name="P5" style:family="paragraph">
      <style:paragraph-properties fo:text-align="end"/>
      <style:text-properties fo:font-size="10pt" fo:font-weight="normal" style:font-size-asian="10pt" style:font-size-complex="10pt"/>
    </style:style>
    <style:style style:name="P6" style:family="paragraph">
      <loext:graphic-properties draw:fill="none" draw:fill-color="#ffffff"/>
      <style:paragraph-properties fo:text-align="end"/>
      <style:text-properties fo:font-size="10pt" fo:font-weight="normal" style:font-size-asian="10pt" style:font-size-complex="10pt"/>
    </style:style>
    <style:style style:name="P7" style:family="paragraph">
      <style:paragraph-properties fo:text-align="center"/>
      <style:text-properties fo:font-size="10pt" fo:background-color="transparent" style:font-size-asian="10pt" style:font-size-complex="10pt"/>
    </style:style>
    <style:style style:name="P8" style:family="paragraph">
      <loext:graphic-properties draw:fill="solid" draw:fill-color="#ffffff"/>
      <style:paragraph-properties fo:text-align="center"/>
      <style:text-properties fo:font-size="10pt" fo:background-color="transparen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loext:opacity="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499cm" svg:y1="6.577cm" svg:x2="10.499cm" svg:y2="7.72cm">
            <text:p/>
          </draw:line>
          <draw:line draw:style-name="gr1" draw:text-style-name="P1" draw:layer="layout" svg:x1="13.083cm" svg:y1="6.577cm" svg:x2="13.083cm" svg:y2="7.72cm">
            <text:p/>
          </draw:line>
          <draw:line draw:style-name="gr1" draw:text-style-name="P1" draw:layer="layout" svg:x1="15.666cm" svg:y1="6.577cm" svg:x2="15.666cm" svg:y2="7.72cm">
            <text:p/>
          </draw:line>
          <draw:line draw:style-name="gr1" draw:text-style-name="P1" draw:layer="layout" svg:x1="18.25cm" svg:y1="6.577cm" svg:x2="18.25cm" svg:y2="7.72cm">
            <text:p/>
          </draw:line>
        </draw:g>
        <draw:custom-shape draw:style-name="gr2" draw:text-style-name="P3" draw:layer="layout" svg:width="3.288cm" svg:height="2.286cm" svg:x="2.045cm" svg:y="2.006cm">
          <text:p text:style-name="P2"><text:span text:style-name="T1">Framebuff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88cm" svg:y1="10.69cm" svg:x2="3.688cm" svg:y2="4.292cm">
          <text:p/>
        </draw:line>
        <draw:g>
          <draw:line draw:style-name="gr4" draw:text-style-name="P1" draw:layer="layout" svg:x1="5.333cm" svg:y1="10.69cm" svg:x2="3.689cm" svg:y2="10.69cm">
            <text:p/>
          </draw:line>
          <draw:line draw:style-name="gr4" draw:text-style-name="P1" draw:layer="layout" svg:x1="5.333cm" svg:y1="10.233cm" svg:x2="3.689cm" svg:y2="10.233cm">
            <text:p/>
          </draw:line>
          <draw:line draw:style-name="gr4" draw:text-style-name="P1" draw:layer="layout" svg:x1="5.333cm" svg:y1="9.776cm" svg:x2="3.689cm" svg:y2="9.776cm">
            <text:p/>
          </draw:line>
          <draw:line draw:style-name="gr4" draw:text-style-name="P1" draw:layer="layout" svg:x1="5.333cm" svg:y1="9.319cm" svg:x2="3.689cm" svg:y2="9.319cm">
            <text:p/>
          </draw:line>
          <draw:line draw:style-name="gr4" draw:text-style-name="P1" draw:layer="layout" svg:x1="5.333cm" svg:y1="8.862cm" svg:x2="3.689cm" svg:y2="8.862cm">
            <text:p/>
          </draw:line>
          <draw:line draw:style-name="gr4" draw:text-style-name="P1" draw:layer="layout" svg:x1="5.333cm" svg:y1="8.405cm" svg:x2="3.689cm" svg:y2="8.405cm">
            <text:p/>
          </draw:line>
          <draw:line draw:style-name="gr4" draw:text-style-name="P1" draw:layer="layout" svg:x1="5.333cm" svg:y1="7.948cm" svg:x2="3.689cm" svg:y2="7.948cm">
            <text:p/>
          </draw:line>
          <draw:line draw:style-name="gr4" draw:text-style-name="P1" draw:layer="layout" svg:x1="5.333cm" svg:y1="7.491cm" svg:x2="3.689cm" svg:y2="7.491cm">
            <text:p/>
          </draw:line>
          <draw:line draw:style-name="gr4" draw:text-style-name="P1" draw:layer="layout" svg:x1="5.333cm" svg:y1="7.034cm" svg:x2="3.689cm" svg:y2="7.034cm">
            <text:p/>
          </draw:line>
        </draw:g>
        <draw:g draw:style-name="gr5">
          <draw:g draw:style-name="gr5">
            <draw:custom-shape draw:style-name="gr6" draw:text-style-name="P4" draw:layer="layout" svg:width="4.227cm" svg:height="1.599cm" svg:x="4.863cm" svg:y="9.091cm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7" draw:text-style-name="P6" draw:layer="layout" svg:width="2.114cm" svg:height="0.949cm" svg:x="6.037cm" svg:y="9.741cm">
              <draw:text-box>
                <text:p text:style-name="P5"><text:span text:style-name="T1">Layer 0</text:span></text:p>
              </draw:text-box>
            </draw:frame>
          </draw:g>
          <draw:g draw:style-name="gr5">
            <draw:custom-shape draw:style-name="gr6" draw:text-style-name="P4" draw:layer="layout" svg:width="4.227cm" svg:height="1.599cm" svg:x="4.863cm" svg:y="8.634cm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7" draw:text-style-name="P6" draw:layer="layout" svg:width="2.114cm" svg:height="0.949cm" svg:x="6.037cm" svg:y="9.284cm">
              <draw:text-box>
                <text:p text:style-name="P5"><text:span text:style-name="T1">Layer 2</text:span></text:p>
              </draw:text-box>
            </draw:frame>
          </draw:g>
          <draw:g draw:style-name="gr5">
            <draw:custom-shape draw:style-name="gr6" draw:text-style-name="P4" draw:layer="layout" svg:width="4.227cm" svg:height="1.599cm" svg:x="4.863cm" svg:y="8.177cm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7" draw:text-style-name="P6" draw:layer="layout" svg:width="2.114cm" svg:height="0.949cm" svg:x="6.037cm" svg:y="8.827cm">
              <draw:text-box>
                <text:p text:style-name="P5"><text:span text:style-name="T1">Layer 3</text:span></text:p>
              </draw:text-box>
            </draw:frame>
          </draw:g>
          <draw:g draw:style-name="gr5">
            <draw:custom-shape draw:style-name="gr6" draw:text-style-name="P4" draw:layer="layout" svg:width="4.227cm" svg:height="1.599cm" svg:x="4.863cm" svg:y="7.72cm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7" draw:text-style-name="P6" draw:layer="layout" svg:width="2.114cm" svg:height="0.949cm" svg:x="6.037cm" svg:y="8.37cm">
              <draw:text-box>
                <text:p text:style-name="P5"><text:span text:style-name="T1">Layer 6</text:span></text:p>
              </draw:text-box>
            </draw:frame>
          </draw:g>
          <draw:g draw:style-name="gr5">
            <draw:custom-shape draw:style-name="gr6" draw:text-style-name="P4" draw:layer="layout" svg:width="4.227cm" svg:height="1.599cm" svg:x="4.863cm" svg:y="7.263cm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8" draw:text-style-name="P6" draw:layer="layout" svg:width="2.114cm" svg:height="0.95cm" svg:x="6.037cm" svg:y="7.912cm">
              <draw:text-box>
                <text:p text:style-name="P5"><text:span text:style-name="T1">Layer 8</text:span></text:p>
              </draw:text-box>
            </draw:frame>
          </draw:g>
          <draw:g draw:style-name="gr5">
            <draw:custom-shape draw:style-name="gr6" draw:text-style-name="P4" draw:layer="layout" svg:width="4.227cm" svg:height="1.599cm" svg:x="4.863cm" svg:y="6.806cm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8" draw:text-style-name="P6" draw:layer="layout" svg:width="2.114cm" svg:height="0.95cm" svg:x="6.037cm" svg:y="7.455cm">
              <draw:text-box>
                <text:p text:style-name="P5"><text:span text:style-name="T1">...</text:span></text:p>
              </draw:text-box>
            </draw:frame>
          </draw:g>
          <draw:g draw:style-name="gr5">
            <draw:custom-shape draw:style-name="gr6" draw:text-style-name="P4" draw:layer="layout" svg:width="4.227cm" svg:height="1.599cm" svg:x="4.863cm" svg:y="6.349cm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8" draw:text-style-name="P6" draw:layer="layout" svg:width="2.114cm" svg:height="0.95cm" svg:x="6.037cm" svg:y="6.998cm">
              <draw:text-box>
                <text:p text:style-name="P5"><text:span text:style-name="T1">Layer </text:span><text:span text:style-name="T2">x</text:span></text:p>
              </draw:text-box>
            </draw:frame>
          </draw:g>
          <draw:g draw:style-name="gr5">
            <draw:custom-shape draw:style-name="gr9" draw:text-style-name="P4" draw:layer="layout" svg:width="4.227cm" svg:height="1.6cm" svg:x="4.863cm" svg:y="5.891cm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8" draw:text-style-name="P6" draw:layer="layout" svg:width="2.114cm" svg:height="0.95cm" svg:x="6.037cm" svg:y="6.541cm">
              <draw:text-box>
                <text:p text:style-name="P5"><text:span text:style-name="T1">Layer </text:span><text:span text:style-name="T2">y</text:span></text:p>
              </draw:text-box>
            </draw:frame>
          </draw:g>
          <draw:g draw:style-name="gr5">
            <draw:custom-shape draw:style-name="gr9" draw:text-style-name="P4" draw:layer="layout" svg:width="4.227cm" svg:height="1.6cm" svg:x="4.863cm" svg:y="5.434cm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8" draw:text-style-name="P6" draw:layer="layout" svg:width="2.114cm" svg:height="0.95cm" svg:x="6.037cm" svg:y="6.084cm">
              <draw:text-box>
                <text:p text:style-name="P5"><text:span text:style-name="T1">Layer </text:span><text:span text:style-name="T2">z</text:span></text:p>
              </draw:text-box>
            </draw:frame>
          </draw:g>
        </draw:g>
        <draw:line draw:style-name="gr3" draw:text-style-name="P1" draw:layer="layout" svg:x1="18.249cm" svg:y1="7.72cm" svg:x2="9.09cm" svg:y2="7.72cm">
          <text:p/>
        </draw:line>
        <draw:g draw:style-name="gr5">
          <draw:g>
            <dr3d:scene draw:style-name="gr10" svg:width="2.655cm" svg:height="2.334cm" svg:x="9.09cm" svg:y="4.7cm" dr3d:transform="matrix (0.539594710986268 -0.223204712504286 0.811798746113545 -0.00911533810003767 0.962612200703539 0.270729868444565 -0.841875559977226 -0.153484225158707 0.517385865810483 0.00174050969397588cm -0.0249077186460331cm 0.0135934126179409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cube draw:style-name="gr11" draw:layer="layout" dr3d:transform="matrix (0.939202705846807 0.0391864870507126 0.0748884289985743 0.0391864870507126 0.834768270597587 0.0249748285863556 0.0748884289985742 0.0249748285863556 0.869428661891952 0.0944737570531599cm -0.472543925823753cm 0.0990326190606256cm)"/>
            </dr3d:scene>
            <draw:frame draw:style-name="gr12" draw:text-style-name="P8" draw:layer="layout" svg:width="2.114cm" svg:height="1.073cm" svg:x="9.351cm" svg:y="5.234cm">
              <draw:text-box>
                <text:p text:style-name="P7"><text:span text:style-name="T1">Drawable Object</text:span></text:p>
              </draw:text-box>
            </draw:frame>
          </draw:g>
          <draw:g>
            <dr3d:scene draw:style-name="gr10" svg:width="2.655cm" svg:height="2.334cm" svg:x="11.673cm" svg:y="4.7cm" dr3d:transform="matrix (0.539594710986268 -0.223204712504286 0.811798746113545 -0.00911533810003767 0.962612200703539 0.270729868444565 -0.841875559977226 -0.153484225158707 0.517385865810483 0.00174050969397588cm -0.0249077186460331cm 0.0135934126179409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cube draw:style-name="gr11" draw:layer="layout" dr3d:transform="matrix (0.939202705846807 0.0391864870507126 0.0748884289985743 0.0391864870507126 0.834768270597587 0.0249748285863556 0.0748884289985742 0.0249748285863556 0.869428661891952 0.0944737570531599cm -0.472543925823753cm 0.0990326190606256cm)"/>
            </dr3d:scene>
            <draw:frame draw:style-name="gr12" draw:text-style-name="P8" draw:layer="layout" svg:width="2.113cm" svg:height="1.073cm" svg:x="11.935cm" svg:y="5.234cm">
              <draw:text-box>
                <text:p text:style-name="P7"><text:span text:style-name="T1">Drawable Object</text:span></text:p>
              </draw:text-box>
            </draw:frame>
          </draw:g>
          <draw:g>
            <dr3d:scene draw:style-name="gr10" svg:width="2.655cm" svg:height="2.334cm" svg:x="14.257cm" svg:y="4.7cm" dr3d:transform="matrix (0.539594710986268 -0.223204712504286 0.811798746113545 -0.00911533810003767 0.962612200703539 0.270729868444565 -0.841875559977226 -0.153484225158707 0.517385865810483 0.00174050969397588cm -0.0249077186460331cm 0.0135934126179409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cube draw:style-name="gr11" draw:layer="layout" dr3d:transform="matrix (0.939202705846807 0.0391864870507126 0.0748884289985743 0.0391864870507126 0.834768270597587 0.0249748285863556 0.0748884289985742 0.0249748285863556 0.869428661891952 0.0944737570531599cm -0.472543925823753cm 0.0990326190606256cm)"/>
            </dr3d:scene>
            <draw:frame draw:style-name="gr12" draw:text-style-name="P8" draw:layer="layout" svg:width="2.114cm" svg:height="1.073cm" svg:x="14.518cm" svg:y="5.234cm">
              <draw:text-box>
                <text:p text:style-name="P7"><text:span text:style-name="T1">Drawable Object</text:span></text:p>
              </draw:text-box>
            </draw:frame>
          </draw:g>
          <draw:g>
            <dr3d:scene draw:style-name="gr10" svg:width="2.655cm" svg:height="2.334cm" svg:x="16.84cm" svg:y="4.7cm" dr3d:transform="matrix (0.539594710986268 -0.223204712504286 0.811798746113545 -0.00911533810003767 0.962612200703539 0.270729868444565 -0.841875559977226 -0.153484225158707 0.517385865810483 0.00174050969397588cm -0.0249077186460331cm 0.0135934126179409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cube draw:style-name="gr11" draw:layer="layout" dr3d:transform="matrix (0.939202705846807 0.0391864870507126 0.0748884289985743 0.0391864870507126 0.834768270597587 0.0249748285863556 0.0748884289985742 0.0249748285863556 0.869428661891952 0.0944737570531599cm -0.472543925823753cm 0.0990326190606256cm)"/>
            </dr3d:scene>
            <draw:frame draw:style-name="gr12" draw:text-style-name="P8" draw:layer="layout" svg:width="2.114cm" svg:height="1.073cm" svg:x="17.101cm" svg:y="5.234cm">
              <draw:text-box>
                <text:p text:style-name="P7"><text:span text:style-name="T1">Drawable Object</text:span></text:p>
              </draw:text-box>
            </draw:frame>
          </draw:g>
        </draw:g>
        <draw:custom-shape draw:style-name="gr2" draw:text-style-name="P3" draw:layer="layout" svg:width="3.288cm" svg:height="2.286cm" svg:x="8.621cm" svg:y="2.006cm">
          <text:p text:style-name="P2"><text:span text:style-name="T1">Scree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32cm" svg:y1="3.149cm" svg:x2="8.62cm" svg:y2="3.1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1T23:33:13.545000000</meta:creation-date>
    <dc:date>2023-09-12T01:06:16.996000000</dc:date>
    <meta:editing-duration>PT1H32M44S</meta:editing-duration>
    <meta:editing-cycles>46</meta:editing-cycles>
    <meta:generator>LibreOffice/7.5.0.3$Windows_X86_64 LibreOffice_project/c21113d003cd3efa8c53188764377a8272d9d6de</meta:generator>
    <meta:document-statistic meta:object-count="65"/>
  </office:meta>
</office:document-meta>
</file>